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center" draw:textarea-vertical-align="bottom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="Arrow" draw:marker-start-width="0.5cm" draw:marker-end="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name-asian="Comic Sans MS" style:font-size-asian="22pt" style:font-size-complex="22pt"/>
    </style:style>
    <style:style style:name="P5" style:family="paragraph">
      <style:paragraph-properties fo:text-align="start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style:font-name-asian="Comic Sans M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3" draw:id="id3" draw:layer="layout" svg:width="1.35cm" svg:height="1.396cm" svg:x="21.4cm" svg:y="6.70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35cm" svg:height="1.396cm" svg:x="15.7cm" svg:y="7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cm" svg:y1="17.8cm" svg:x2="34.7cm" svg:y2="17.8cm">
          <text:p/>
        </draw:line>
        <draw:frame draw:style-name="gr3" draw:text-style-name="P4" draw:layer="layout" svg:width="5.136cm" svg:height="1.431cm" svg:x="1.107cm" svg:y="17.9cm">
          <draw:text-box>
            <text:p text:style-name="P3"><text:span text:style-name="T1">Raw Memory</text:span></text:p>
          </draw:text-box>
        </draw:frame>
        <draw:frame draw:style-name="gr3" draw:text-style-name="P3" draw:layer="layout" svg:width="5.525cm" svg:height="1.431cm" svg:x="1.1cm" svg:y="1.169cm">
          <draw:text-box>
            <text:p text:style-name="P3">ATS language</text:p>
          </draw:text-box>
        </draw:frame>
        <draw:custom-shape draw:style-name="gr4" draw:text-style-name="P1" draw:layer="layout" svg:width="3.501cm" svg:height="1.7cm" svg:x="8.9cm" svg:y="18.1cm">
          <text:p text:style-name="P1">cha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42cm" svg:height="1.7cm" svg:x="23.558cm" svg:y="18.1cm">
          <text:p text:style-name="P1">i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3.5cm" svg:height="4.6cm" svg:x="1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9.471cm" svg:height="1.431cm" svg:x="2cm" svg:y="11.6cm">
          <draw:text-box>
            <text:p text:style-name="P3">ATSLIB/prelude/unsafe</text:p>
          </draw:text-box>
        </draw:frame>
        <draw:custom-shape draw:style-name="gr4" draw:text-style-name="P1" xml:id="id4" draw:id="id4" draw:layer="layout" svg:width="13cm" svg:height="2.2cm" svg:x="21.2cm" svg:y="13.8cm">
          <text:p text:style-name="P1">fun{a:vt0p} ptr0_get (p: ptr):&lt;&gt;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19.2cm" svg:height="2.2cm" svg:x="1.6cm" svg:y="13.8cm">
          <text:p text:style-name="P1">fun{a:vt0p} ptr0_set (p: ptr, x: INV(a)):&lt;!wrt&gt; v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9.7cm" svg:height="9.3cm" svg:x="7.1cm" svg:y="1.6cm">
          <text:p text:style-name="P5">staload UN = "prelude/SATS/unsafe.sats"</text:p>
          <text:p text:style-name="P5">macdef FOO_PTR <text:s/>= $extval(ptr, "(0x20)")</text:p>
          <text:p text:style-name="P5">macdef BAR_PTR = $extval(ptr, "(0x30)")</text:p>
          <text:p text:style-name="P5">implement main0 () = {</text:p>
          <text:p text:style-name="P5"><text:s text:c="2"/>val v = $UN.ptr0_get&lt;int&gt; (BAR_PTR)</text:p>
          <text:p text:style-name="P5"><text:s text:c="2"/>val () = $UN.ptr0_set&lt;char&gt; (FOO_PTR, 'N')</text:p>
          <text:p text:style-name="P5">}</text:p>
          <draw:enhanced-geometry svg:viewBox="0 0 21600 21600" draw:glue-points="10800 0 0 10800 10800 21600 21600 10800" draw:text-areas="0 0 21600 ?f11" draw:type="paper" draw:modifiers="19914.846962083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7cm" svg:x="9.5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3cm" svg:height="2.7cm" svg:x="26.7cm" svg:y="15.6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4.014cm" svg:height="1.431cm" svg:x="8.086cm" svg:y="0.9cm">
          <draw:text-box>
            <text:p text:style-name="P3">main.dats</text:p>
          </draw:text-box>
        </draw:frame>
        <draw:connector draw:style-name="gr8" draw:text-style-name="P1" draw:layer="layout" draw:type="curve" svg:x1="16.375cm" svg:y1="8.896cm" svg:x2="11.2cm" svg:y2="13.8cm" draw:start-shape="id1" draw:start-glue-point="2" draw:end-shape="id2" svg:d="M16375 8896c0 3640-5175 1189-5175 4904" svg:viewBox="0 0 5176 4905">
          <text:p/>
        </draw:connector>
        <draw:connector draw:style-name="gr9" draw:text-style-name="P1" draw:layer="layout" draw:type="curve" svg:x1="22.75cm" svg:y1="7.402cm" svg:x2="27.7cm" svg:y2="13.8cm" draw:start-shape="id3" draw:start-glue-point="1" draw:end-shape="id4" draw:end-glue-point="0" svg:d="M22750 7402c3300 0 4950 2132 4950 6398" svg:viewBox="0 0 4951 63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05T11:47:47.471386200</meta:creation-date>
    <dc:date>2014-07-05T12:21:12.664854932</dc:date>
    <dc:creator>Okabe Kiwamu</dc:creator>
    <meta:editing-duration>PT32M50S</meta:editing-duration>
    <meta:editing-cycles>44</meta:editing-cycles>
    <meta:generator>LibreOffice/4.2.5.2$Linux_X86_64 LibreOffice_project/420m0$Build-2</meta:generator>
    <meta:document-statistic meta:object-count="17"/>
  </office:meta>
</office:document-meta>
</file>